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draw:auto-grow-height="true" fo:min-height="14.267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title">
      <style:graphic-properties draw:fill-color="#ffffff" draw:auto-grow-height="true" fo:min-height="3.178cm"/>
    </style:style>
    <style:style style:name="pr10" style:family="presentation" style:parent-style-name="TWU_20_Slide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size="28pt" style:font-size-asian="32pt" style:font-size-complex="32pt"/>
    </style:style>
    <style:style style:name="T2" style:family="text">
      <style:text-properties fo:color="#ffff00"/>
    </style:style>
    <style:style style:name="T3" style:family="text">
      <style:text-properties fo:color="#ff3366" fo:font-size="20pt" fo:font-weight="bold" style:font-size-asian="22pt" style:font-weight-asian="bold" style:font-size-complex="22pt" style:font-weight-complex="bold"/>
    </style:style>
    <style:style style:name="T4" style:family="text">
      <style:text-properties fo:color="#ffffff"/>
    </style:style>
    <style:style style:name="T5" style:family="text">
      <style:text-properties fo:color="#23ff23"/>
    </style:style>
    <style:style style:name="T6" style:family="text">
      <style:text-properties style:text-position="33% 58%"/>
    </style:style>
    <style:style style:name="T7" style:family="text">
      <style:text-properties fo:color="#23ff23" style:text-position="33% 58%"/>
    </style:style>
    <style:style style:name="T8" style:family="text">
      <style:text-properties fo:color="#ccccff"/>
    </style:style>
    <style:style style:name="T9" style:family="text">
      <style:text-properties fo:color="#ffcc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objects</presentation:footer-decl>
      <presentation:footer-decl presentation:name="ftr2">CMPTxxxx</presentation:footer-decl>
      <presentation:date-time-decl presentation:name="dtd1" presentation:source="fixed">9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Objects Review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9 Nov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Quiz 04<text:tab/><text:tab/><text:tab/><text:span text:style-name="T1">(10 mins, 20 pts)</text:span></text:p>
          </draw:text-box>
        </draw:frame>
        <draw:frame presentation:style-name="pr5" draw:id="id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>Convert <text:span text:style-name="T2">11001011</text:span> from <text:span text:style-name="T2">binary</text:span> to both <text:span text:style-name="T2">hexadecimal</text:span> and <text:span text:style-name="T2">octal,</text:span> in Python form.<text:tab/><text:tab/><text:tab/><text:span text:style-name="T3">[5]</text:span></text:p>
              </text:list-item>
              <text:list-item>
                <text:p>Express<text:span text:style-name="T2"> 4 mebibits/sec</text:span> in <text:span text:style-name="T2">bytes/sec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[4]</text:span></text:p>
                <text:list>
                  <text:list-item>
                    <text:p>(express your answer in powers of 2)</text:p>
                  </text:list-item>
                </text:list>
              </text:list-item>
              <text:list-item>
                <text:p><text:span text:style-name="T4">Describe and contrast a library's </text:span><text:span text:style-name="T2">header</text:span><text:span text:style-name="T4"> (</text:span><text:span text:style-name="T5">DEF</text:span><text:span text:style-name="T4">) file with its </text:span><text:span text:style-name="T2">implementation</text:span><text:span text:style-name="T4"> (</text:span><text:span text:style-name="T5">IMP</text:span><text:span text:style-name="T4">) file.</text:span><text:span text:style-name="T4"><text:line-break/></text:span><text:span text:style-name="T4">What does this look like in Python?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3">[6]</text:span></text:p>
              </text:list-item>
              <text:list-item>
                <text:p><text:span text:style-name="T4">What does the </text:span><text:span text:style-name="T5">.flush()</text:span><text:span text:style-name="T4"> method do on </text:span><text:span text:style-name="T2">file</text:span><text:span text:style-name="T4"><text:tab/></text:span><text:span text:style-name="T4"><text:tab/></text:span><text:span text:style-name="T4"><text:tab/></text:span><text:span text:style-name="T3">[5]</text:span><text:span text:style-name="T3"><text:line-break/></text:span><text:span text:style-name="T4"> handles? <text:s/>When might it be needed, and why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Quiz 04: answers #1-2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2">Convert <text:span text:style-name="T2">11001011</text:span> from <text:span text:style-name="T2">binary</text:span> to both <text:span text:style-name="T2">hexadecimal</text:span> and <text:span text:style-name="T2">octal,</text:span> in Python form.<text:tab/><text:tab/><text:tab/><text:span text:style-name="T3">[5]</text:span></text:p>
                <text:list>
                  <text:list-item>
                    <text:p text:id="id3"><text:span text:style-name="T2">Hex</text:span>: (1100)(1011) = <text:span text:style-name="T5">0xCB</text:span></text:p>
                  </text:list-item>
                  <text:list-item>
                    <text:p text:id="id4"><text:span text:style-name="T2">Oct</text:span>: (011)(001)(011) = <text:span text:style-name="T5">0313</text:span></text:p>
                  </text:list-item>
                </text:list>
              </text:list-item>
              <text:list-item>
                <text:p text:id="id5">Express<text:span text:style-name="T2"> 4 mebibits/sec</text:span> in <text:span text:style-name="T2">bytes/sec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[4]</text:span></text:p>
                <text:list>
                  <text:list-item>
                    <text:p text:id="id6"><text:span text:style-name="T2">Binary</text:span> units: 1 <text:span text:style-name="T2">mebibit</text:span> = 220 bits (~1.05Mb)</text:p>
                  </text:list-item>
                  <text:list-item>
                    <text:p text:id="id7">8 <text:span text:style-name="T2">bits</text:span> = 1 <text:span text:style-name="T2">byte</text:span></text:p>
                  </text:list-item>
                  <text:list-item>
                    <text:p text:id="id8">4 mebibits/s = 4*2<text:span text:style-name="T6">20</text:span> bits/s = 2<text:span text:style-name="T6">22</text:span> bits/s<text:line-break/>= <text:span text:style-name="T5">2</text:span><text:span text:style-name="T7">19</text:span><text:span text:style-name="T5"> bytes/sec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Quiz 04: answers #3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9"><text:span text:style-name="T4">Describe and contrast a library's </text:span><text:span text:style-name="T2">header</text:span><text:span text:style-name="T4"> (</text:span><text:span text:style-name="T5">DEF</text:span><text:span text:style-name="T4">) file with its </text:span><text:span text:style-name="T2">implementation</text:span><text:span text:style-name="T4"> (</text:span><text:span text:style-name="T5">IMP</text:span><text:span text:style-name="T4">) file.</text:span><text:span text:style-name="T4"><text:line-break/></text:span><text:span text:style-name="T4">What does this look like in Python?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3">[6]</text:span></text:p>
                <text:list>
                  <text:list-item>
                    <text:p text:id="id10"><text:span text:style-name="T2">Header</text:span><text:span text:style-name="T4">: “</text:span><text:span text:style-name="T2">user manual</text:span><text:span text:style-name="T4">” for programmers, </text:span><text:span text:style-name="T2">declares</text:span><text:span text:style-name="T4"> what functions/classes are provided by the library, and how to use them</text:span></text:p>
                  </text:list-item>
                  <text:list-item>
                    <text:p text:id="id11"><text:span text:style-name="T2">Implementation</text:span><text:span text:style-name="T4">: </text:span><text:span text:style-name="T2">hidden</text:span><text:span text:style-name="T4"> from users of the library; bodies/</text:span><text:span text:style-name="T2">code</text:span><text:span text:style-name="T4"> of the functions</text:span></text:p>
                  </text:list-item>
                  <text:list-item>
                    <text:p text:id="id12"><text:span text:style-name="T4">In </text:span><text:span text:style-name="T2">Python</text:span><text:span text:style-name="T4">: both header and implementation are in the </text:span><text:span text:style-name="T2">same</text:span><text:span text:style-name="T4"> *.py fi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Quiz 04: answers #4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13"><text:span text:style-name="T4">What does the </text:span><text:span text:style-name="T5">.flush()</text:span><text:span text:style-name="T4"> method do on </text:span><text:span text:style-name="T2">file</text:span><text:span text:style-name="T4"><text:tab/></text:span><text:span text:style-name="T4"><text:tab/></text:span><text:span text:style-name="T4"><text:tab/></text:span><text:span text:style-name="T3">[5]</text:span><text:span text:style-name="T3"><text:line-break/></text:span><text:span text:style-name="T4"> handles? <text:s/>When might it be needed, and why?</text:span></text:p>
                <text:list>
                  <text:list-item>
                    <text:p text:id="id14"><text:span text:style-name="T2">Buffered output</text:span><text:span text:style-name="T4">:</text:span><text:span text:style-name="T5"> .write()</text:span><text:span text:style-name="T4"> does not necessarily </text:span><text:span text:style-name="T2">commit</text:span><text:span text:style-name="T4"> the changes to the file on hard disk right away, for </text:span><text:span text:style-name="T2">performance</text:span><text:span text:style-name="T4"> reasons</text:span></text:p>
                  </text:list-item>
                  <text:list-item>
                    <text:p text:id="id15"><text:span text:style-name="T5">.flush()</text:span><text:span text:style-name="T4"> </text:span><text:span text:style-name="T2">forces</text:span><text:span text:style-name="T4"> the changes to be committed, </text:span><text:span text:style-name="T2">waiting</text:span><text:span text:style-name="T4"> for the hard disk to finish writing before proceeding. <text:s/>Useful if you want to be </text:span><text:span text:style-name="T2">sure</text:span><text:span text:style-name="T4"> the changes have been written (e.g., </text:span><text:span text:style-name="T2">auto-save</text:span><text:span text:style-name="T4"> if program might crash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Classes and instances</text:p>
          </draw:text-box>
        </draw:frame>
        <draw:frame presentation:style-name="pr10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<text:span text:style-name="T2">define</text:span> (declare) object <text:span text:style-name="T2">classes</text:span> (types).<text:line-break/>A class is a user-defined type, containing:</text:p>
                <text:list>
                  <text:list-item>
                    <text:p text:style-name="P1"><text:span text:style-name="T2">Attributes</text:span><text:span text:style-name="T4">: data stored in each object</text:span></text:p>
                  </text:list-item>
                  <text:list-item>
                    <text:p text:style-name="P1"><text:span text:style-name="T2">Methods</text:span>: operations involving the object</text:p>
                    <text:list>
                      <text:list-item>
                        <text:p text:style-name="P1"><text:span text:style-name="T2">Constructor</text:span> method: how to set up a new object</text:p>
                      </text:list-item>
                      <text:list-item>
                        <text:p text:style-name="P1"><text:span text:style-name="T2">Destructor</text:span> method: how to destroy an object cleanly</text:p>
                      </text:list-item>
                    </text:list>
                  </text:list-item>
                </text:list>
              </text:list-item>
              <text:list-item>
                <text:p text:style-name="P1">Then <text:span text:style-name="T2">instantiate</text:span> the class (declare variables)</text:p>
              </text:list-item>
              <text:list-item>
                <text:p text:style-name="P1">e.g.: <text:span text:style-name="T5">joe</text:span> is a variable of type <text:span text:style-name="T5">Student</text:span></text:p>
                <text:list>
                  <text:list-item>
                    <text:p text:style-name="P1"><text:span text:style-name="T5">joe</text:span> is the instance; <text:span text:style-name="T5">Student</text:span> is the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efault params evaluate once</text:p>
          </draw:text-box>
        </draw:frame>
        <draw:frame presentation:style-name="pr8" draw:layer="layout" svg:width="25.199cm" svg:height="14.247cm" svg:x="1.4cm" svg:y="4.507cm" presentation:class="outline" presentation:user-transformed="true">
          <draw:text-box>
            <text:list text:style-name="L2">
              <text:list-item>
                <text:p>Functions can have <text:span text:style-name="T2">default</text:span> parameter values:</text:p>
                <text:list>
                  <text:list-item>
                    <text:list>
                      <text:list-item>
                        <text:p><text:span text:style-name="T5">def __init__(self, f='', l=''):</text:span></text:p>
                      </text:list-item>
                    </text:list>
                  </text:list-item>
                </text:list>
              </text:list-item>
              <text:list-item>
                <text:p>Default values are evaluated <text:span text:style-name="T2">once</text:span> at declarat'n</text:p>
                <text:list>
                  <text:list-item>
                    <text:list>
                      <text:list-item>
                        <text:p><text:span text:style-name="T5">def __init__(self, f='', l='', </text:span><text:span text:style-name="T8">bday=Date()</text:span><text:span text:style-name="T5">):</text:span><text:tab/><text:span text:style-name="T9"># wrong!</text:span></text:p>
                      </text:list-item>
                    </text:list>
                  </text:list-item>
                  <text:list-item>
                    <text:p>This uses one <text:span text:style-name="T2">shared</text:span> <text:span text:style-name="T5">Date</text:span> object as the default birthday for every student!</text:p>
                  </text:list-item>
                </text:list>
              </text:list-item>
              <text:list-item>
                <text:p>Use <text:span text:style-name="T5">None</text:span> as the default value, and <text:span text:style-name="T2">instantiate</text:span> a new object as the default value at <text:span text:style-name="T2">run time</text:span>:</text:p>
                <text:list>
                  <text:list-item>
                    <text:list>
                      <text:list-item>
                        <text:p><text:span text:style-name="T5">def __init__(self, f='', l='', </text:span><text:span text:style-name="T8">bday=None</text:span><text:span text:style-name="T5">):</text:span></text:p>
                        <text:list>
                          <text:list-item>
                            <text:p><text:span text:style-name="T8">if bday == None:</text:span></text:p>
                            <text:list>
                              <text:list-item>
                                <text:p><text:span text:style-name="T8">self.birthdate = Date(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Listing all entities in a class</text:p>
          </draw:text-box>
        </draw:frame>
        <draw:frame presentation:style-name="pr10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pecial Python attribute '<text:span text:style-name="T5">__dict__</text:span>'</text:p>
              </text:list-item>
              <text:list-item>
                <text:p text:style-name="P1"><text:span text:style-name="T2">Dictionary</text:span> of all entities in the object</text:p>
                <text:list>
                  <text:list-item>
                    <text:p text:style-name="P1">For module: lists all <text:span text:style-name="T2">methods</text:span>, <text:span text:style-name="T2">constants</text:span>, etc.<text:line-break/>__module__, __doc__ (docstring)</text:p>
                    <text:list>
                      <text:list-item>
                        <text:p text:style-name="P1"><text:span text:style-name="T5">import math</text:span></text:p>
                      </text:list-item>
                      <text:list-item>
                        <text:p text:style-name="P1"><text:span text:style-name="T5">math.__dict__</text:span></text:p>
                      </text:list-item>
                      <text:list-item>
                        <text:p text:style-name="P1"><text:span text:style-name="T5">Student.__dict__</text:span></text:p>
                      </text:list-item>
                    </text:list>
                  </text:list-item>
                  <text:list-item>
                    <text:p text:style-name="P1">For object: lists all <text:span text:style-name="T2">attributes</text:span></text:p>
                    <text:list>
                      <text:list-header>
                        <text:p><text:span text:style-name="T5">joe.__dict__: {'firstName': 'Joe',</text:span><text:span text:style-name="T5"><text:line-break/></text:span><text:span text:style-name="T5">'lastName': 'Smith', 'GPA': 3.8}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1-06T13:45:54</meta:creation-date>
    <dc:language>en-US</dc:language>
    <meta:editing-cycles>12</meta:editing-cycles>
    <meta:editing-duration>PT02H47M50S</meta:editing-duration>
    <meta:initial-creator>sean ho</meta:initial-creator>
    <dc:date>2009-11-09T16:57:58</dc:date>
    <dc:creator>sean ho</dc:creator>
    <meta:document-statistic meta:object-count="1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